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fo:margin-left="0cm" table:align="left" style:may-break-between-rows="true" style:writing-mode="lr-tb"/>
    </style:style>
    <style:style style:name="Tabla1.A" style:family="table-column">
      <style:table-column-properties style:column-width="17cm"/>
    </style:style>
    <style:style style:name="Tabla1.A1" style:family="table-cell">
      <style:table-cell-properties fo:background-color="#ffffff" fo:padding-left="0.097cm" fo:padding-right="0.097cm" fo:padding-top="0cm" fo:padding-bottom="0cm" fo:border="2.5pt solid #000000" fo:vertical-align="top">
        <style:background-image/>
      </style:table-cell-properties>
    </style:style>
    <style:style style:name="Tabla2" style:family="table">
      <style:table-properties style:width="11.74cm" fo:margin-left="2.54cm" table:align="left" style:may-break-between-rows="true" style:writing-mode="lr-tb"/>
    </style:style>
    <style:style style:name="Tabla2.A" style:family="table-column">
      <style:table-column-properties style:column-width="11.74cm"/>
    </style:style>
    <style:style style:name="Tabla2.A1" style:family="table-cell">
      <style:table-cell-properties fo:background-color="#dddddd" fo:padding-left="0.097cm" fo:padding-right="0.097cm" fo:padding-top="0cm" fo:padding-bottom="0cm" fo:border="2.5pt solid #000000" fo:vertical-align="top">
        <style:background-image/>
      </style:table-cell-properties>
    </style:style>
    <style:style style:name="P1" style:family="paragraph" style:parent-style-name="Standard">
      <style:paragraph-properties fo:line-height="100%" fo:text-align="center" style:justify-single-word="false"/>
      <style:text-properties fo:language="es" fo:country="ES"/>
    </style:style>
    <style:style style:name="P2" style:family="paragraph" style:parent-style-name="Standard">
      <style:paragraph-properties fo:line-height="100%" fo:text-align="start" style:justify-single-word="false"/>
      <style:text-properties style:use-window-font-color="true" style:font-name="Calibri1" fo:font-size="11pt" fo:language="es" fo:country="ES" fo:font-weight="normal" fo:background-color="transparent" style:font-name-asian="Calibri1" style:font-name-complex="Calibri1"/>
    </style:style>
    <style:style style:name="P3" style:family="paragraph" style:parent-style-name="Standard">
      <style:paragraph-properties fo:line-height="100%" fo:text-align="justify" style:justify-single-word="false"/>
      <style:text-properties style:use-window-font-color="true" style:font-name="Calibri1" fo:font-size="11pt" fo:language="es" fo:country="ES" fo:font-weight="normal" fo:background-color="transparent" style:font-name-asian="Calibri1" style:font-name-complex="Calibri1"/>
    </style:style>
    <style:style style:name="P4" style:family="paragraph" style:parent-style-name="Standard">
      <style:paragraph-properties fo:line-height="100%" fo:text-align="justify" style:justify-single-word="false"/>
      <style:text-properties style:use-window-font-color="true" style:font-name="Liberation Serif" fo:font-size="12pt" fo:language="es" fo:country="ES" fo:font-weight="normal" fo:background-color="transparent" style:font-name-asian="Liberation Serif" style:font-name-complex="Liberation Serif"/>
    </style:style>
    <style:style style:name="P5" style:family="paragraph" style:parent-style-name="Standard">
      <style:paragraph-properties fo:line-height="100%" fo:text-align="justify" style:justify-single-word="false"/>
      <style:text-properties style:use-window-font-color="true" style:font-name="Times New Roman" fo:font-size="14pt" fo:language="es" fo:country="ES" fo:font-weight="normal" fo:background-color="transparent" style:font-name-asian="Times New Roman" style:font-name-complex="Times New Roman"/>
    </style:style>
    <style:style style:name="P6" style:family="paragraph" style:parent-style-name="Standard">
      <style:paragraph-properties fo:line-height="100%" fo:text-align="justify" style:justify-single-word="false"/>
      <style:text-properties style:use-window-font-color="true" style:font-name="Times New Roman" fo:font-size="14pt" fo:language="es" fo:country="ES" fo:font-weight="normal" officeooo:paragraph-rsid="0017e88e" fo:background-color="transparent" style:font-name-asian="Times New Roman" style:font-name-complex="Times New Roman"/>
    </style:style>
    <style:style style:name="P7" style:family="paragraph" style:parent-style-name="Standard">
      <style:paragraph-properties fo:line-height="100%" fo:text-align="justify" style:justify-single-word="false"/>
      <style:text-properties style:use-window-font-color="true" style:font-name="Times New Roman" fo:font-size="14pt" fo:language="es" fo:country="ES" fo:font-weight="normal" officeooo:paragraph-rsid="001b88c2" fo:background-color="transparent" style:font-name-asian="Times New Roman" style:font-name-complex="Times New Roman"/>
    </style:style>
    <style:style style:name="P8" style:family="paragraph" style:parent-style-name="Standard">
      <style:paragraph-properties fo:line-height="100%" fo:text-align="justify" style:justify-single-word="false"/>
      <style:text-properties style:use-window-font-color="true" style:font-name="Times New Roman" fo:font-size="14pt" fo:language="es" fo:country="ES" fo:font-weight="normal" officeooo:rsid="0017e88e" fo:background-color="transparent" style:font-name-asian="Times New Roman" style:font-size-asian="14pt" style:font-name-complex="Times New Roman" style:font-size-complex="14pt"/>
    </style:style>
    <style:style style:name="P9" style:family="paragraph" style:parent-style-name="Standard">
      <style:paragraph-properties fo:line-height="100%" fo:text-align="justify" style:justify-single-word="false"/>
      <style:text-properties style:use-window-font-color="true" style:font-name="Times New Roman" fo:font-size="14pt" fo:language="es" fo:country="ES" fo:font-weight="bold" fo:background-color="transparent" style:font-name-asian="Times New Roman" style:font-name-complex="Times New Roman"/>
    </style:style>
    <style:style style:name="P10" style:family="paragraph" style:parent-style-name="Standard">
      <style:paragraph-properties fo:line-height="100%" fo:text-align="justify" style:justify-single-word="false"/>
      <style:text-properties fo:color="#0000ff" style:font-name="Times New Roman" fo:font-size="14pt" fo:language="es" fo:country="ES" fo:font-weight="normal" officeooo:rsid="0013a255" officeooo:paragraph-rsid="0013a255" fo:background-color="transparent" style:font-name-asian="Times New Roman" style:font-name-complex="Times New Roman"/>
    </style:style>
    <style:style style:name="P11" style:family="paragraph" style:parent-style-name="Standard">
      <style:paragraph-properties fo:line-height="100%" fo:text-align="justify" style:justify-single-word="false"/>
      <style:text-properties fo:color="#0000ff" style:font-name="Times New Roman" fo:font-size="14pt" fo:language="es" fo:country="ES" fo:font-weight="normal" officeooo:paragraph-rsid="0014cc01" fo:background-color="transparent" style:font-name-asian="Times New Roman" style:font-name-complex="Times New Roman"/>
    </style:style>
    <style:style style:name="P12" style:family="paragraph" style:parent-style-name="Standard">
      <style:paragraph-properties fo:line-height="100%" fo:text-align="justify" style:justify-single-word="false"/>
      <style:text-properties fo:color="#0000ff" style:font-name="Times New Roman" fo:font-size="14pt" fo:language="es" fo:country="ES" fo:font-weight="normal" officeooo:rsid="0014cc01" officeooo:paragraph-rsid="0014cc01" fo:background-color="transparent" style:font-name-asian="Times New Roman" style:font-name-complex="Times New Roman"/>
    </style:style>
    <style:style style:name="P13" style:family="paragraph" style:parent-style-name="Standard">
      <style:paragraph-properties fo:line-height="100%" fo:text-align="justify" style:justify-single-word="false"/>
      <style:text-properties fo:color="#0000ff" style:font-name="Times New Roman" fo:font-size="14pt" fo:language="es" fo:country="ES" fo:font-weight="normal" officeooo:rsid="0017e88e" fo:background-color="transparent" style:font-name-asian="Times New Roman" style:font-name-complex="Times New Roman"/>
    </style:style>
    <style:style style:name="P14" style:family="paragraph" style:parent-style-name="Standard">
      <style:paragraph-properties fo:line-height="100%" fo:text-align="justify" style:justify-single-word="false"/>
      <style:text-properties fo:color="#0000ff" style:font-name="Times New Roman" fo:font-size="14pt" fo:language="es" fo:country="ES" fo:font-weight="normal" officeooo:rsid="0017e88e" officeooo:paragraph-rsid="0017e88e" fo:background-color="transparent" style:font-name-asian="Times New Roman" style:font-name-complex="Times New Roman"/>
    </style:style>
    <style:style style:name="P15" style:family="paragraph" style:parent-style-name="Standard">
      <style:paragraph-properties fo:line-height="100%" fo:text-align="justify" style:justify-single-word="false"/>
      <style:text-properties fo:color="#0000ff" style:font-name="Times New Roman" fo:font-size="14pt" fo:language="es" fo:country="ES" fo:font-weight="normal" officeooo:rsid="0017e88e" officeooo:paragraph-rsid="001b88c2" fo:background-color="transparent" style:font-name-asian="Times New Roman" style:font-size-asian="14pt" style:font-name-complex="Times New Roman" style:font-size-complex="14pt"/>
    </style:style>
    <style:style style:name="P16" style:family="paragraph" style:parent-style-name="Standard">
      <style:paragraph-properties fo:line-height="100%" fo:text-align="justify" style:justify-single-word="false"/>
      <style:text-properties fo:color="#0000ff" style:font-name="Times New Roman" fo:font-size="14pt" fo:language="es" fo:country="ES" fo:font-weight="normal" officeooo:rsid="0017e88e" officeooo:paragraph-rsid="001c1762" fo:background-color="transparent" style:font-name-asian="Times New Roman" style:font-size-asian="14pt" style:font-name-complex="Times New Roman" style:font-size-complex="14pt"/>
    </style:style>
    <style:style style:name="P17" style:family="paragraph" style:parent-style-name="Standard">
      <style:paragraph-properties fo:line-height="100%" fo:text-align="justify" style:justify-single-word="false"/>
      <style:text-properties fo:color="#0000ff" style:font-name="Times New Roman" fo:font-size="12pt" fo:language="es" fo:country="ES" fo:font-weight="normal" officeooo:rsid="0017e88e" officeooo:paragraph-rsid="00199209" fo:background-color="transparent" style:font-name-asian="Times New Roman" style:font-size-asian="12pt" style:font-name-complex="Times New Roman" style:font-size-complex="12pt"/>
    </style:style>
    <style:style style:name="P18" style:family="paragraph" style:parent-style-name="Standard">
      <style:paragraph-properties fo:margin-left="1.251cm" fo:margin-right="0cm" fo:line-height="100%" fo:text-align="start" style:justify-single-word="false" fo:text-indent="0cm" style:auto-text-indent="false"/>
      <style:text-properties style:use-window-font-color="true" style:font-name="Calibri1" fo:font-size="11pt" fo:language="es" fo:country="ES" fo:font-weight="normal" fo:background-color="transparent" style:font-name-asian="Calibri1" style:font-name-complex="Calibri1"/>
    </style:style>
    <style:style style:name="P19" style:family="paragraph" style:parent-style-name="Standard">
      <style:paragraph-properties fo:margin-left="1.251cm" fo:margin-right="0cm" fo:line-height="100%" fo:text-align="start" style:justify-single-word="false" fo:text-indent="0cm" style:auto-text-indent="false"/>
      <style:text-properties style:use-window-font-color="true" style:font-name="Liberation Serif" fo:font-size="12pt" fo:language="es" fo:country="ES"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20" style:family="paragraph" style:parent-style-name="Standard">
      <style:paragraph-properties fo:margin-left="1.251cm" fo:margin-right="0cm" fo:line-height="100%" fo:text-align="justify" style:justify-single-word="false" fo:text-indent="0cm" style:auto-text-indent="false"/>
      <style:text-properties style:use-window-font-color="true" style:font-name="Liberation Serif" fo:font-size="12pt" fo:language="es" fo:country="ES"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21" style:family="paragraph" style:parent-style-name="Standard">
      <style:paragraph-properties fo:margin-top="0.635cm" fo:margin-bottom="0.423cm" loext:contextual-spacing="false" fo:line-height="100%" fo:text-align="start" style:justify-single-word="false"/>
      <style:text-properties style:use-window-font-color="true" style:font-name="Times New Roman" fo:font-size="20pt" fo:language="es" fo:country="ES" fo:font-style="italic"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22" style:family="paragraph" style:parent-style-name="Standard">
      <style:paragraph-properties fo:line-height="100%" fo:text-align="justify" style:justify-single-word="false" fo:break-before="page"/>
      <style:text-properties style:use-window-font-color="true" style:font-name="Times New Roman" fo:font-size="14pt" fo:language="es" fo:country="ES" fo:font-weight="bold" fo:background-color="transparent" style:font-name-asian="Times New Roman" style:font-name-complex="Times New Roman"/>
    </style:style>
    <style:style style:name="P23" style:family="paragraph" style:parent-style-name="Standard">
      <style:paragraph-properties fo:line-height="100%" fo:text-align="justify" style:justify-single-word="false"/>
      <style:text-properties style:use-window-font-color="true" style:font-name="Calibri1" fo:font-size="11pt" fo:language="es" fo:country="ES" fo:font-weight="normal" fo:background-color="transparent" style:font-name-asian="Calibri1" style:font-name-complex="Calibri1"/>
    </style:style>
    <style:style style:name="P24" style:family="paragraph" style:parent-style-name="Standard">
      <style:paragraph-properties fo:line-height="100%" fo:text-align="justify" style:justify-single-word="false"/>
      <style:text-properties style:use-window-font-color="true" style:font-name="Times New Roman" fo:font-size="14pt" fo:language="es" fo:country="ES" fo:font-weight="normal" fo:background-color="transparent" style:font-name-asian="Times New Roman" style:font-name-complex="Times New Roman"/>
    </style:style>
    <style:style style:name="P25" style:family="paragraph" style:parent-style-name="Standard">
      <style:paragraph-properties fo:line-height="100%" fo:text-align="justify" style:justify-single-word="false"/>
      <style:text-properties style:use-window-font-color="true" style:font-name="Times New Roman" fo:font-size="14pt" fo:language="es" fo:country="ES" fo:font-weight="normal" officeooo:paragraph-rsid="001e0102" fo:background-color="transparent" style:font-name-asian="Times New Roman" style:font-name-complex="Times New Roman"/>
    </style:style>
    <style:style style:name="P26" style:family="paragraph" style:parent-style-name="Standard">
      <style:paragraph-properties fo:line-height="100%" fo:text-align="justify" style:justify-single-word="false"/>
      <style:text-properties fo:color="#0000ff" style:font-name="Times New Roman" fo:font-size="14pt" fo:language="es" fo:country="ES" fo:font-weight="normal" officeooo:rsid="0014cc01" officeooo:paragraph-rsid="001e0102" fo:background-color="transparent" style:font-name-asian="Times New Roman" style:font-name-complex="Times New Roman"/>
    </style:style>
    <style:style style:name="P27" style:family="paragraph" style:parent-style-name="Standard">
      <style:paragraph-properties fo:line-height="100%" fo:text-align="justify" style:justify-single-word="false"/>
      <style:text-properties fo:color="#0000ff" style:font-name="Times New Roman" fo:font-size="14pt" fo:language="es" fo:country="ES" fo:font-weight="normal" officeooo:rsid="0013a255" officeooo:paragraph-rsid="001e0102" fo:background-color="transparent" style:font-name-asian="Times New Roman" style:font-name-complex="Times New Roman"/>
    </style:style>
    <style:style style:name="P28" style:family="paragraph" style:parent-style-name="Standard">
      <style:paragraph-properties fo:line-height="100%" fo:text-align="justify" style:justify-single-word="false"/>
      <style:text-properties fo:color="#0000ff" style:font-name="Times New Roman" fo:font-size="14pt" fo:language="es" fo:country="ES" style:text-underline-style="solid" style:text-underline-width="auto" style:text-underline-color="font-color" fo:font-weight="normal" officeooo:rsid="0017e88e" officeooo:paragraph-rsid="001b88c2" fo:background-color="transparent" style:font-name-asian="Times New Roman" style:font-size-asian="14pt" style:font-name-complex="Times New Roman" style:font-size-complex="14pt"/>
    </style:style>
    <style:style style:name="P29" style:family="paragraph" style:parent-style-name="Standard">
      <style:paragraph-properties fo:line-height="100%" fo:text-align="justify" style:justify-single-word="false"/>
      <style:text-properties fo:color="#21409a" style:font-name="Times New Roman" fo:font-size="14pt" fo:language="es" fo:country="ES" fo:font-weight="normal" officeooo:paragraph-rsid="001e0102" fo:background-color="transparent" style:font-name-asian="Times New Roman" style:font-name-complex="Times New Roman"/>
    </style:style>
    <style:style style:name="P30" style:family="paragraph" style:parent-style-name="Standard" style:list-style-name="L1">
      <style:paragraph-properties fo:margin-left="-0.635cm" fo:margin-right="0cm" fo:line-height="100%" fo:text-align="justify" style:justify-single-word="false" fo:text-indent="0.635cm" style:auto-text-indent="false"/>
      <style:text-properties style:use-window-font-color="true" style:font-name="Liberation Serif" fo:font-size="12pt" fo:language="es" fo:country="ES" fo:font-weight="normal" fo:background-color="transparent" style:font-name-asian="Liberation Serif" style:font-name-complex="Liberation Serif"/>
    </style:style>
    <style:style style:name="T1" style:family="text">
      <style:text-properties style:use-window-font-color="true" style:font-name="Times New Roman" fo:font-size="30pt" fo:font-style="italic" fo:font-weight="bold" fo:background-color="transparent" loext:char-shading-value="0" style:font-name-asian="Times New Roman" style:font-name-complex="Times New Roman"/>
    </style:style>
    <style:style style:name="T2" style:family="text">
      <style:text-properties style:use-window-font-color="true" style:font-name="Times New Roman" fo:font-size="30pt" fo:font-style="italic" fo:font-weight="bold" officeooo:rsid="000eab82" fo:background-color="transparent" loext:char-shading-value="0" style:font-name-asian="Times New Roman" style:font-name-complex="Times New Roman"/>
    </style:style>
    <style:style style:name="T3" style:family="text">
      <style:text-properties fo:color="#000000" officeooo:rsid="0017e88e"/>
    </style:style>
    <style:style style:name="T4" style:family="text">
      <style:text-properties officeooo:rsid="000a2af0"/>
    </style:style>
    <style:style style:name="T5" style:family="text">
      <style:text-properties officeooo:rsid="000e19c3"/>
    </style:style>
    <style:style style:name="T6" style:family="text">
      <style:text-properties officeooo:rsid="00154f78"/>
    </style:style>
    <style:style style:name="T7" style:family="text">
      <style:text-properties officeooo:rsid="0017e88e"/>
    </style:style>
    <style:style style:name="T8" style:family="text">
      <style:text-properties fo:color="#0000ff" officeooo:rsid="00166f48"/>
    </style:style>
    <style:style style:name="T9" style:family="text">
      <style:text-properties fo:color="#0000ff" officeooo:rsid="0017e88e"/>
    </style:style>
    <style:style style:name="T10" style:family="text">
      <style:text-properties fo:color="#0000ff" officeooo:rsid="0017edcc"/>
    </style:style>
    <style:style style:name="T11" style:family="text">
      <style:text-properties officeooo:rsid="001b88c2"/>
    </style:style>
    <style:style style:name="T12" style:family="text">
      <style:text-properties officeooo:rsid="001c1762"/>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officeooo:rsid="001879d6"/>
    </style:style>
    <style:style style:name="T16" style:family="text">
      <style:text-properties officeooo:rsid="00178004"/>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text:span text:style-name="T1">Técnicas de Inteligencia Artificial – Laboratorio </text:span><text:span text:style-name="T2">6</text:span></text:p>
          </table:table-cell>
        </table:table-row>
      </table:table>
      <text:p text:style-name="P2"/>
      <text:p text:style-name="P2"/>
      <text:p text:style-name="P2"/>
      <text:p text:style-name="P2"/>
      <text:p text:style-name="P2"/>
      <text:p text:style-name="P2"/>
      <text:p text:style-name="P2"/>
      <table:table table:name="Tabla2" table:style-name="Tabla2">
        <table:table-column table:style-name="Tabla2.A"/>
        <table:table-row>
          <table:table-cell table:style-name="Tabla2.A1" office:value-type="string">
            <text:p text:style-name="P18"/>
            <text:p text:style-name="P19">Requisitos previos:</text:p>
            <text:p text:style-name="P18"/>
            <text:p text:style-name="P4">El alumno ha de saber manejar CLIPS y crear funciones simples.</text:p>
            <text:p text:style-name="P3"/>
            <text:p text:style-name="P20">Objetivos:</text:p>
            <text:p text:style-name="P4">Este laboratorio se centrará en seguir adquiriendo conocimientos sobre CLIPS. En este caso, en vez de utilizar la programación funcional, se introducirá la programación heurística.</text:p>
            <text:p text:style-name="P3"/>
            <text:p text:style-name="P4">Al finalizar este laboratorio, el alumno deberá ser capaz de:</text:p>
            <text:list xml:id="list2054731129" text:style-name="L1">
              <text:list-item>
                <text:p text:style-name="P30">Desarrollar programas utilizando reglas en CLIPS.</text:p>
              </text:list-item>
            </text:list>
            <text:p text:style-name="P3"/>
            <text:p text:style-name="P20">Motivación:</text:p>
            <text:p text:style-name="P4">A lo largo del curso se utilizará CLIPS para ir desarrollando sistemas expertos, por lo que es imprescindible adquirir el conocimiento del uso de CLIPS y todas las herramientas que proporciona.</text:p>
            <text:p text:style-name="P3"/>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soft-page-break/>Tarea 1: <text:s/><text:span text:style-name="T5">Hechos y Reglas</text:span></text:p>
      <text:p text:style-name="P5">En esta primera y única tarea deberéis realizar los siguientes puntos y responder a las preguntas. Una vez realizada la tarea, es imprescindible entregar el laboratorio. Para ello, copiar todos los ficheros <text:span text:style-name="T4">CLP </text:span>dentro de una carpeta, comprimirlo y subirlo a egela.</text:p>
      <text:p text:style-name="P3"/>
      <text:p text:style-name="P9">1. Dado el siguiente programa en CLIPS: </text:p>
      <text:p text:style-name="P3"/>
      <text:p text:style-name="P5">(defrule regla-sumar1 </text:p>
      <text:p text:style-name="P5"><text:tab/>(declare (salience 10)) </text:p>
      <text:p text:style-name="P5"><text:tab/>?a &lt;- (elemento ?x) </text:p>
      <text:p text:style-name="P5">=&gt; </text:p>
      <text:p text:style-name="P5"><text:tab/>(assert (elemento (+ 1 ?x)))) </text:p>
      <text:p text:style-name="P3"/>
      <text:p text:style-name="P5">(defrule regla-parar </text:p>
      <text:p text:style-name="P5"><text:tab/>(declare (salience 20)) </text:p>
      <text:p text:style-name="P5"><text:tab/>(elemento ?x) </text:p>
      <text:p text:style-name="P5"><text:tab/>(test (&gt; ?x 9)) </text:p>
      <text:p text:style-name="P5">=&gt; </text:p>
      <text:p text:style-name="P5"><text:tab/>(halt)) </text:p>
      <text:p text:style-name="P3"/>
      <text:p text:style-name="P5">(deffacts hechos-iniciales </text:p>
      <text:p text:style-name="P5"><text:tab/>(elemento 1)) </text:p>
      <text:p text:style-name="P3"/>
      <text:p text:style-name="P3"/>
      <text:p text:style-name="P5">Cuestiones: </text:p>
      <text:p text:style-name="P5">1. Sin ejecutar el programa en CLIPS, describe en papel qué hace este programa.</text:p>
      <text:p text:style-name="P3"/>
      <text:p text:style-name="P26">Hay un hecho inicial que es “elemento 1” y existen dos reglas.</text:p>
      <text:p text:style-name="P26"/>
      <text:p text:style-name="P26">La regla “regla-sumar1” afecta a los hechos “elemento [cualquier_valor]” y su función es coger ese valor y crear un nuevo hecho con el valor del elemento afectado más uno.</text:p>
      <text:p text:style-name="P26"/>
      <text:p text:style-name="P26">La regla “regla-parar” para la ejecución cuando se encuentre con un hecho del tipo “elemento” con un valor mayor que 9. Su salience es mayor que el de la regla anterior, por tanto, se ejecutará antes que la otra.</text:p>
      <text:p text:style-name="P26"/>
      <text:p text:style-name="P26">Cuando se ejecuta el programa, creará el hecho “elemento 1” y se ejecutarán las reglas. El resultado es que se han creado elementos del 1 al 10 y como 10 es mayor que 9 el programa ha parado.</text:p>
      <text:p text:style-name="P3"/>
      <text:p text:style-name="P5">2. Ahora carga el programa en CLIPS, ejecuta paso a paso e inspecciona el contenido de la agenda y la base de hechos en cada paso. Asegúrate de que entiendes perfectamente como CLIPS ejecuta el programa antes de pasar a la siguiente <text:soft-page-break/>cuestión. Si no coincide la ejecución con lo descrito en el apartado anterior, vuelve a describir que hace el programa.</text:p>
      <text:p text:style-name="P3"/>
      <text:p text:style-name="P5">3. ¿Cuántas veces se activa la regla regla-sumar1 con el mismo elemento? ¿Por qué?</text:p>
      <text:p text:style-name="P3"/>
      <text:p text:style-name="P26">La regla se activa 9 veces. El hecho que añade cada vez que se ejecuta “regla-sumar1” tiene índice de hecho mayor, por tanto, tiene prioridad. Entonces, se ejecuta siempre con el hecho con índice mayor que en este caso es el que tiene valor mayor. Así hasta que llega a 10 que es cuando la otra regla para la ejecución.</text:p>
      <text:p text:style-name="P22">2. Dado el siguiente programa en CLIPS: </text:p>
      <text:p text:style-name="P3"/>
      <text:p text:style-name="P5">(defrule regla-sumar-elementos </text:p>
      <text:p text:style-name="P5"><text:tab/>(declare (salience 10)) </text:p>
      <text:p text:style-name="P5"><text:tab/>(elemento ?x) </text:p>
      <text:p text:style-name="P5"><text:tab/>(elemento ?y) </text:p>
      <text:p text:style-name="P5">=&gt; </text:p>
      <text:p text:style-name="P5"><text:tab/>(assert (elemento (+ ?x ?y))) </text:p>
      <text:p text:style-name="P5"><text:tab/>(printout t (+ ?x ?y) crlf)) </text:p>
      <text:p text:style-name="P5"><text:tab/></text:p>
      <text:p text:style-name="P5">(defrule regla-parar </text:p>
      <text:p text:style-name="P5"><text:tab/>(declare (salience 20)) </text:p>
      <text:p text:style-name="P5"><text:tab/>(elemento ?x) </text:p>
      <text:p text:style-name="P5"><text:tab/>(test (&gt; ?x 9)) </text:p>
      <text:p text:style-name="P5">=&gt; </text:p>
      <text:p text:style-name="P5"><text:tab/>(halt)) </text:p>
      <text:p text:style-name="P3"/>
      <text:p text:style-name="P5">(deffacts hechos-iniciales </text:p>
      <text:p text:style-name="P5"><text:tab/>(elemento 1)) </text:p>
      <text:p text:style-name="P3"/>
      <text:p text:style-name="P5">Cuestiones: </text:p>
      <text:p text:style-name="P5">1. Sin ejecutar el programa en CLIPS, describe en papel qué hace este programa.</text:p>
      <text:p text:style-name="P3"/>
      <text:p text:style-name="P12">Escribe las potencias de 2 menores que 10.</text:p>
      <text:p text:style-name="P11"/>
      <text:p text:style-name="P5">2. Ahora carga el programa en CLIPS, ejecuta paso a paso e inspecciona el contenido de la agenda y la base de hechos en cada paso. Asegúrate de que entiendes perfectamente como CLIPS ejecuta el programa antes de pasar a la siguiente cuestión. Si no coincide la ejecución con lo descrito en el apartado anterior, vuelve a describir que hace el programa.</text:p>
      <text:p text:style-name="P3"/>
      <text:p text:style-name="P5">3. Modifica el programa para que produzca la misma salida por pantalla, pero en cada iteración sólo haya una única activación en la agenda.</text:p>
      <text:p text:style-name="P5"/>
      <text:p text:style-name="P10">(defrule regla-sumar-elementos</text:p>
      <text:p text:style-name="P10"><text:tab/>(declare (salience 10))</text:p>
      <text:p text:style-name="P10"><text:tab/>(elemento ?x)</text:p>
      <text:p text:style-name="P10"><text:tab/>(elemento ?y)</text:p>
      <text:p text:style-name="P10"><text:s text:c="4"/><text:tab/>(test (= ?x ?y))</text:p>
      <text:p text:style-name="P10">=&gt;</text:p>
      <text:p text:style-name="P10"><text:tab/>(assert (elemento (+ ?x ?y)))</text:p>
      <text:p text:style-name="P10"><text:tab/>(printout t (+ ?x ?y) crlf))</text:p>
      <text:p text:style-name="P10"/>
      <text:p text:style-name="P10">(defrule regla-parar</text:p>
      <text:p text:style-name="P10"><text:tab/>(declare (salience 20))</text:p>
      <text:p text:style-name="P10"><text:tab/>(elemento ?x)</text:p>
      <text:p text:style-name="P10"><text:soft-page-break/><text:tab/>(test (&gt; ?x 9))</text:p>
      <text:p text:style-name="P10">=&gt;</text:p>
      <text:p text:style-name="P10"><text:tab/>(halt))</text:p>
      <text:p text:style-name="P10"/>
      <text:p text:style-name="P10">(deffacts hechos-iniciales</text:p>
      <text:p text:style-name="P10"><text:tab/>(elemento 1))</text:p>
      <text:p text:style-name="P9"/>
      <text:p text:style-name="P22">3. Dado el siguiente programa en CLIPS: </text:p>
      <text:p text:style-name="P3"/>
      <text:p text:style-name="P5">(deftemplate elemento </text:p>
      <text:p text:style-name="P5"><text:tab/>(slot valor (type INTEGER))) </text:p>
      <text:p text:style-name="P3"/>
      <text:p text:style-name="P5">(defrule regla1 </text:p>
      <text:p text:style-name="P5"><text:tab/>(declare (salience 10)) </text:p>
      <text:p text:style-name="P5"><text:tab/>(elemento (valor ?x)) </text:p>
      <text:p text:style-name="P5">=&gt; </text:p>
      <text:p text:style-name="P5"><text:tab/>(assert (valor ?x))) </text:p>
      <text:p text:style-name="P5"><text:tab/></text:p>
      <text:p text:style-name="P5">(defrule regla2 </text:p>
      <text:p text:style-name="P5"><text:tab/>(declare (salience 5)) </text:p>
      <text:p text:style-name="P5"><text:tab/>?a &lt;- (valor ?x) </text:p>
      <text:p text:style-name="P5"><text:tab/>(valor ?y) </text:p>
      <text:p text:style-name="P5"><text:tab/>(test (&lt; ?x ?y)) </text:p>
      <text:p text:style-name="P5">=&gt; </text:p>
      <text:p text:style-name="P5"><text:tab/>(retract ?a)) </text:p>
      <text:p text:style-name="P3"/>
      <text:p text:style-name="P5">(defrule regla3 </text:p>
      <text:p text:style-name="P5"><text:tab/>(declare (salience 1)) </text:p>
      <text:p text:style-name="P5"><text:tab/>?a &lt;- (valor ?x) </text:p>
      <text:p text:style-name="P5">=&gt; </text:p>
      <text:p text:style-name="P5"><text:tab/>(printout t "Resultado: valor " ?x crlf) </text:p>
      <text:p text:style-name="P5"><text:tab/>(retract ?a)) </text:p>
      <text:p text:style-name="P3"/>
      <text:p text:style-name="P5">(deffacts hechos-iniciales </text:p>
      <text:p text:style-name="P5"><text:tab/>(elemento (valor 1)) </text:p>
      <text:p text:style-name="P5"><text:tab/>(elemento (valor 8)) </text:p>
      <text:p text:style-name="P5"><text:tab/>(elemento (valor 5))) </text:p>
      <text:p text:style-name="P3"/>
      <text:p text:style-name="P5">1. Explica brevemente qué calcula el programa. Sin ejecutar el programa en CLIPS, describe en papel qué hace este programa.</text:p>
      <text:p text:style-name="P5"/>
      <text:p text:style-name="P27">El programa calcula el valor máximo.</text:p>
      <text:p text:style-name="P3"/>
      <text:p text:style-name="P5">2. Ahora carga el programa en CLIPS, ejecuta paso a paso e inspecciona el contenido de la agenda y la base de hechos en cada paso. Asegúrate de que entiendes perfectamente como CLIPS ejecuta el programa antes de pasar a la siguiente cuestión. Si no coincide la ejecución con lo descrito en el apartado anterior, vuelve a describir que hace el programa.</text:p>
      <text:p text:style-name="P3"/>
      <text:p text:style-name="P5">3. Ejecuta los siguientes comandos y escribe lo que sale por pantalla tras la ejecución de cada uno.</text:p>
      <text:p text:style-name="P25">CLIPS&gt; (reset) </text:p>
      <text:p text:style-name="P25">CLIPS&gt; (watch rules) </text:p>
      <text:p text:style-name="P25"><text:soft-page-break/>CLIPS&gt; (matches regla1) </text:p>
      <text:p text:style-name="P29">Matches for Pattern 1</text:p>
      <text:p text:style-name="P29">f-1</text:p>
      <text:p text:style-name="P29">f-2</text:p>
      <text:p text:style-name="P29">f-3</text:p>
      <text:p text:style-name="P29">Activations</text:p>
      <text:p text:style-name="P29">f-3</text:p>
      <text:p text:style-name="P29">f-2</text:p>
      <text:p text:style-name="P29">f-1</text:p>
      <text:p text:style-name="P29">(3 0 3)</text:p>
      <text:p text:style-name="P25">CLIPS&gt; (run 1) </text:p>
      <text:p text:style-name="P29">FIRE <text:s text:c="3"/>1 regla1: f-3</text:p>
      <text:p text:style-name="P25">CLIPS&gt; (matches regla1) </text:p>
      <text:p text:style-name="P29">Matches for Pattern 1</text:p>
      <text:p text:style-name="P29">f-1</text:p>
      <text:p text:style-name="P29">f-2</text:p>
      <text:p text:style-name="P29">f-3</text:p>
      <text:p text:style-name="P29">Activations</text:p>
      <text:p text:style-name="P29">f-2</text:p>
      <text:p text:style-name="P29">f-1</text:p>
      <text:p text:style-name="P29">(3 0 2)</text:p>
      <text:p text:style-name="P25">CLIPS&gt; (matches regla2) </text:p>
      <text:p text:style-name="P29">Matches for Pattern 1</text:p>
      <text:p text:style-name="P29">f-4</text:p>
      <text:p text:style-name="P29">Matches for Pattern 2</text:p>
      <text:p text:style-name="P29">f-4</text:p>
      <text:p text:style-name="P29">Partial matches for CEs 1 - 2</text:p>
      <text:p text:style-name="P29"><text:s/>None</text:p>
      <text:p text:style-name="P29">Activations</text:p>
      <text:p text:style-name="P29"><text:s/>None</text:p>
      <text:p text:style-name="P29">(2 0 0)</text:p>
      <text:p text:style-name="P25">CLIPS&gt; (matches regla3) </text:p>
      <text:p text:style-name="P29">Matches for Pattern 1</text:p>
      <text:p text:style-name="P29">f-4</text:p>
      <text:p text:style-name="P29">Activations</text:p>
      <text:p text:style-name="P29">f-4</text:p>
      <text:p text:style-name="P29">(1 0 1)</text:p>
      <text:p text:style-name="P25">CLIPS&gt; (run 1) </text:p>
      <text:p text:style-name="P29">FIRE <text:s text:c="3"/>1 regla1: f-2</text:p>
      <text:p text:style-name="P25">CLIPS&gt; (matches regla1) </text:p>
      <text:p text:style-name="P29">Matches for Pattern 1</text:p>
      <text:p text:style-name="P29">f-1</text:p>
      <text:p text:style-name="P29">f-2</text:p>
      <text:p text:style-name="P29">f-3</text:p>
      <text:p text:style-name="P29">Activations</text:p>
      <text:p text:style-name="P29"><text:soft-page-break/>f-1</text:p>
      <text:p text:style-name="P29">(3 0 1)</text:p>
      <text:p text:style-name="P25">CLIPS&gt; (matches regla2) </text:p>
      <text:p text:style-name="P29">Matches for Pattern 1</text:p>
      <text:p text:style-name="P29">f-4</text:p>
      <text:p text:style-name="P29">f-5</text:p>
      <text:p text:style-name="P29">Matches for Pattern 2</text:p>
      <text:p text:style-name="P29">f-4</text:p>
      <text:p text:style-name="P29">f-5</text:p>
      <text:p text:style-name="P29">Partial matches for CEs 1 - 2</text:p>
      <text:p text:style-name="P29">f-4,f-5</text:p>
      <text:p text:style-name="P29">Activations</text:p>
      <text:p text:style-name="P29">f-4,f-5</text:p>
      <text:p text:style-name="P29">(4 1 1)</text:p>
      <text:p text:style-name="P25">CLIPS&gt; (matches regla3) </text:p>
      <text:p text:style-name="P29">Matches for Pattern 1</text:p>
      <text:p text:style-name="P29">f-4</text:p>
      <text:p text:style-name="P29">f-5</text:p>
      <text:p text:style-name="P29">Activations</text:p>
      <text:p text:style-name="P29">f-5</text:p>
      <text:p text:style-name="P29">f-4</text:p>
      <text:p text:style-name="P29">(2 0 2)</text:p>
      <text:p text:style-name="P29"/>
      <text:p text:style-name="P25">4. Explica qué hace el comando matches.</text:p>
      <text:p text:style-name="P29"><text:span text:style-name="T16">Muestra los hechos que cumplen la condición de la regla, las coincidencias parciales y las activaciones que le queda por hacer.</text:span></text:p>
      <text:p text:style-name="P22">4. Dado el siguiente programa en CLIPS:</text:p>
      <text:p text:style-name="P3"/>
      <text:p text:style-name="P5">(defrule R1 </text:p>
      <text:p text:style-name="P5"><text:tab/>(declare (salience 15)) </text:p>
      <text:p text:style-name="P5"><text:tab/>?a &lt;- (numero ?x ?u) </text:p>
      <text:p text:style-name="P5"><text:tab/>?b &lt;- (numero ?y ?v) </text:p>
      <text:p text:style-name="P5"><text:tab/>(test (&gt; ?u ?v)) </text:p>
      <text:p text:style-name="P5">=&gt; </text:p>
      <text:p text:style-name="P5"><text:tab/>(assert (numero (+ ?x ?y) (+ ?u 1))) </text:p>
      <text:p text:style-name="P5"><text:tab/>(retract ?b)) </text:p>
      <text:p text:style-name="P3"/>
      <text:p text:style-name="P5">(defrule R2 </text:p>
      <text:p text:style-name="P5"><text:tab/>(declare (salience 5)) </text:p>
      <text:p text:style-name="P5"><text:tab/>?b &lt;-(total ?x) </text:p>
      <text:p text:style-name="P5"><text:tab/>(test (&gt; ?x 0)) </text:p>
      <text:p text:style-name="P5">=&gt; </text:p>
      <text:p text:style-name="P5"><text:tab/>(assert (numero 0 1))) </text:p>
      <text:p text:style-name="P3"/>
      <text:p text:style-name="P5">(defrule R3 </text:p>
      <text:p text:style-name="P5"><text:tab/>(declare (salience 5)) </text:p>
      <text:p text:style-name="P5"><text:tab/>?b &lt;-(total ?x) </text:p>
      <text:p text:style-name="P5"><text:tab/>(test (&gt; ?x 1)) </text:p>
      <text:p text:style-name="P5">=&gt; </text:p>
      <text:p text:style-name="P5"><text:tab/>(assert (numero 1 2))) </text:p>
      <text:p text:style-name="P3"/>
      <text:p text:style-name="P5">(defrule R4 </text:p>
      <text:p text:style-name="P5"><text:tab/>(declare (salience 20)) </text:p>
      <text:p text:style-name="P5"><text:tab/>(total ?a) </text:p>
      <text:p text:style-name="P5"><text:tab/>(numero ?x ?a) </text:p>
      <text:p text:style-name="P5">=&gt; </text:p>
      <text:p text:style-name="P5"><text:tab/>(printout t "OK:" ?x crlf) </text:p>
      <text:p text:style-name="P5"><text:tab/>(halt)) </text:p>
      <text:p text:style-name="P3"/>
      <text:p text:style-name="P5">(defrule R5 </text:p>
      <text:p text:style-name="P5"><text:tab/>(declare (salience 1)) </text:p>
      <text:p text:style-name="P5">=&gt; </text:p>
      <text:p text:style-name="P5"><text:tab/>(printout t "ERROR" crlf)) </text:p>
      <text:p text:style-name="P3"/>
      <text:p text:style-name="P5">1. Explica brevemente para qué sirve este programa.</text:p>
      <text:p text:style-name="P5"/>
      <text:p text:style-name="P12">Escribe <text:span text:style-name="T6">el enésimo valor de la secuencia de Fibonacci.</text:span></text:p>
      <text:p text:style-name="P5"/>
      <text:p text:style-name="P5">2. Ahora carga el programa en CLIPS. Introduce en la base de hechos el hecho (total 5). Ejecuta paso a paso e inspecciona el contenido de la agenda y la base de hechos en cada paso. Asegúrate de que entiendes perfectamente como CLIPS ejecuta el programa antes de pasar a la siguiente cuestión. Si no coincide la ejecución con lo <text:soft-page-break/>descrito en el apartado anterior, vuelve a describir que hace el programa.</text:p>
      <text:p text:style-name="P3"/>
      <text:p text:style-name="P5">3. Escribe a la derecha qué saldría por pantalla si hiciéramos: </text:p>
      <text:p text:style-name="P5">CLIPS&gt; (reset)</text:p>
      <text:p text:style-name="P5">CLIPS&gt; (assert (total 6)) <text:s/><text:span text:style-name="T8">&lt;Fact-1&gt;</text:span></text:p>
      <text:p text:style-name="P5">CLIPS&gt; (run) <text:span text:style-name="T9">OK:5</text:span></text:p>
      <text:p text:style-name="P5">¿Cuantos ciclos son necesarios para que el programa se detenga?</text:p>
      <text:p text:style-name="P14"/>
      <text:p text:style-name="P14">6</text:p>
      <text:p text:style-name="P5"/>
      <text:p text:style-name="P5">4. Responder a las mismas preguntas del apartado anterior cambiando el (assert (total 6)), por (assert (total 7)) y por (assert (total 8)).</text:p>
      <text:p text:style-name="P3"/>
      <text:p text:style-name="P6"/>
      <text:p text:style-name="P6">CLIPS&gt; (reset)</text:p>
      <text:p text:style-name="P6">CLIPS&gt; (assert (total <text:span text:style-name="T7">7</text:span>)) <text:s/><text:span text:style-name="T8">&lt;Fact-1&gt;</text:span></text:p>
      <text:p text:style-name="P6">CLIPS&gt; (run) <text:span text:style-name="T9">OK:</text:span><text:span text:style-name="T10">8</text:span></text:p>
      <text:p text:style-name="P14"/>
      <text:p text:style-name="P6"/>
      <text:p text:style-name="P6">CLIPS&gt; (reset)</text:p>
      <text:p text:style-name="P6">CLIPS&gt; (assert (total <text:span text:style-name="T7">8</text:span>)) <text:s/><text:span text:style-name="T8">&lt;Fact-1&gt;</text:span></text:p>
      <text:p text:style-name="P6"><text:span text:style-name="T3">CLIPS&gt; (run)</text:span><text:span text:style-name="T9"> OK:</text:span><text:span text:style-name="T10">13</text:span></text:p>
      <text:p text:style-name="P3"/>
      <text:p text:style-name="P5">5. Y si en vez de (assert (total 5)) hiciéramos (assert (total -1))</text:p>
      <text:p text:style-name="P13"/>
      <text:p text:style-name="P14">Solamente se activa R5 y da un mensaje de error.</text:p>
      <text:p text:style-name="P13"/>
      <text:p text:style-name="P9"/>
      <text:p text:style-name="P22">5. <text:s/>Ejercicio</text:p>
      <text:p text:style-name="P3"/>
      <text:p text:style-name="P5">Escribe un programa CLIPS (reglas y plantillas necesarias) para calcular la duración media de todas las actividades que una persona realiza durante la visita a una ciudad. Suponiendo que los datos vienen representados de la siguiente forma: </text:p>
      <text:p text:style-name="P3"/>
      <text:p text:style-name="P5">(deffacts personas </text:p>
      <text:p text:style-name="P5"><text:tab/>(persona (nombre Juan) (ciudad Paris)) </text:p>
      <text:p text:style-name="P5"><text:tab/>(persona (nombre Ana) (ciudad Edimburgo))) </text:p>
      <text:p text:style-name="P3"/>
      <text:p text:style-name="P5">(deffacts actividades </text:p>
      <text:p text:style-name="P5"><text:tab/>(actividad (nombre Torre_Eiffel) (ciudad Paris) (duracion 2)) </text:p>
      <text:p text:style-name="P5"><text:tab/>(actividad (nombre Castillo_de_Edimburgo) (ciudad Edimburgo) (duracion 5)) </text:p>
      <text:p text:style-name="P5"><text:tab/>(actividad (nombre Louvre) (ciudad Paris) (duracion 6)) </text:p>
      <text:p text:style-name="P5"><text:tab/>(actividad (nombre Montmartre) (ciudad Paris) (duracion 1)) </text:p>
      <text:p text:style-name="P5"><text:tab/>(actividad (nombre Royal_Mile) (ciudad Edimburgo) (duracion 3))) </text:p>
      <text:p text:style-name="P3"/>
      <text:p text:style-name="P5">Después de la ejecución tendríamos que tener la siguiente salida:</text:p>
      <text:p text:style-name="P3"/>
      <text:p text:style-name="P5">La duración media de las actividades de Ana fue 4.0 </text:p>
      <text:p text:style-name="P5">La duración media de las actividades de Juan fue 3.0 </text:p>
      <text:p text:style-name="P3"/>
      <text:p text:style-name="P17">(deftemplate persona</text:p>
      <text:p text:style-name="P17"><text:s text:c="4"/>(slot nombre (type LEXEME))</text:p>
      <text:p text:style-name="P17"><text:s text:c="4"/>(slot ciudad (type LEXEME))</text:p>
      <text:p text:style-name="P17">)</text:p>
      <text:p text:style-name="P17"/>
      <text:p text:style-name="P17">(deftemplate actividad</text:p>
      <text:p text:style-name="P17"><text:s text:c="4"/>(slot nombre (type LEXEME))</text:p>
      <text:p text:style-name="P17"><text:s text:c="4"/>(slot ciudad (type LEXEME))</text:p>
      <text:p text:style-name="P17"><text:s text:c="4"/>(slot duracion (type NUMBER))</text:p>
      <text:p text:style-name="P17">)</text:p>
      <text:p text:style-name="P17"/>
      <text:p text:style-name="P17">(defrule R1</text:p>
      <text:p text:style-name="P17"><text:s text:c="4"/>(declare (salience 20))</text:p>
      <text:p text:style-name="P17"><text:s text:c="4"/>(persona (nombre ?n) (ciudad ?c))</text:p>
      <text:p text:style-name="P17"><text:s text:c="4"/>?act &lt;- (actividad (nombre ?v) (ciudad ?c) (duracion ?d1))</text:p>
      <text:p text:style-name="P17"><text:s text:c="4"/>?prev &lt;- (cuenta ?n ?c ?d2 ?val)</text:p>
      <text:p text:style-name="P17"><text:s text:c="4"/>=&gt;</text:p>
      <text:p text:style-name="P17"><text:s text:c="4"/>(retract ?act)</text:p>
      <text:p text:style-name="P17"><text:s text:c="4"/>(retract ?prev)</text:p>
      <text:p text:style-name="P17"><text:s text:c="4"/>(assert (cuenta ?n ?c (+ ?d2 ?d1) (+ ?val 1)))</text:p>
      <text:p text:style-name="P17">)</text:p>
      <text:p text:style-name="P17"/>
      <text:p text:style-name="P17">(defrule R2</text:p>
      <text:p text:style-name="P17"><text:s text:c="4"/>(declare (salience 10))</text:p>
      <text:p text:style-name="P17"><text:s text:c="4"/>(persona (nombre ?n) (ciudad ?c))</text:p>
      <text:p text:style-name="P17"><text:s text:c="4"/>?act &lt;- (actividad (nombre ?v) (ciudad ?c) (duracion ?d))</text:p>
      <text:p text:style-name="P17"><text:s text:c="4"/>=&gt;</text:p>
      <text:p text:style-name="P17"><text:soft-page-break/><text:s text:c="4"/>(retract ?act)</text:p>
      <text:p text:style-name="P17"><text:s text:c="4"/>(assert (cuenta ?n ?c ?d 1))</text:p>
      <text:p text:style-name="P17">)</text:p>
      <text:p text:style-name="P17"/>
      <text:p text:style-name="P17">(defrule R3</text:p>
      <text:p text:style-name="P17"><text:s text:c="4"/>(declare (salience 0))</text:p>
      <text:p text:style-name="P17"><text:s text:c="4"/>(persona (nombre ?n) (ciudad ?c))</text:p>
      <text:p text:style-name="P17"><text:s text:c="4"/>?prev &lt;- (cuenta ?n ?c ?d ?val)</text:p>
      <text:p text:style-name="P17"><text:s text:c="4"/>=&gt;</text:p>
      <text:p text:style-name="P17"><text:s text:c="4"/>(bind ?avg (/ ?d ?val))</text:p>
      <text:p text:style-name="P17"><text:s text:c="4"/>(printout t "La duración media de las actividades de " ?n " fue " ?avg crlf)</text:p>
      <text:p text:style-name="P17"><text:s text:c="4"/>(retract ?prev)</text:p>
      <text:p text:style-name="P17">)</text:p>
      <text:p text:style-name="P17"/>
      <text:p text:style-name="P17">(deffacts personas</text:p>
      <text:p text:style-name="P17"><text:tab/>(persona (nombre Juan) (ciudad Paris))</text:p>
      <text:p text:style-name="P17"><text:tab/>(persona (nombre Ana) (ciudad Edimburgo)))</text:p>
      <text:p text:style-name="P17"/>
      <text:p text:style-name="P17">(deffacts actividades</text:p>
      <text:p text:style-name="P17"><text:tab/>(actividad (nombre Torre_Eiffel) (ciudad Paris) (duracion 2))</text:p>
      <text:p text:style-name="P17"><text:tab/>(actividad (nombre Castillo_de_Edimburgo) (ciudad Edimburgo) (duracion 5))</text:p>
      <text:p text:style-name="P17"><text:tab/>(actividad (nombre Louvre) (ciudad Paris) (duracion 6))</text:p>
      <text:p text:style-name="P17"><text:tab/>(actividad (nombre Montmartre) (ciudad Paris) (duracion 1))</text:p>
      <text:p text:style-name="P17"><text:tab/>(actividad (nombre Royal_Mile) (ciudad Edimburgo) (duracion 3)))</text:p>
      <text:p text:style-name="P22">6. Ejercicio</text:p>
      <text:p text:style-name="P9"/>
      <text:p text:style-name="P5">Dado el siguiente programa en CLIPS:</text:p>
      <text:p text:style-name="P3"/>
      <text:p text:style-name="P5">(deftemplate elemento </text:p>
      <text:p text:style-name="P5"><text:tab/>(slot valor (type INTEGER))) </text:p>
      <text:p text:style-name="P3"/>
      <text:p text:style-name="P5">(defrule R1 </text:p>
      <text:p text:style-name="P5"><text:tab/>(declare (salience 40)) </text:p>
      <text:p text:style-name="P5"><text:tab/>(elemento (valor ?x)) </text:p>
      <text:p text:style-name="P5"><text:tab/>(not (inicial ?)) </text:p>
      <text:p text:style-name="P5"><text:tab/>(test (&gt;= ?x 0)) </text:p>
      <text:p text:style-name="P5">=&gt; </text:p>
      <text:p text:style-name="P5"><text:tab/>(assert (inicial ?x))) </text:p>
      <text:p text:style-name="P3"/>
      <text:p text:style-name="P5">(defrule R2 </text:p>
      <text:p text:style-name="P5"><text:tab/>(declare (salience 20)) </text:p>
      <text:p text:style-name="P5"><text:tab/>(elemento (valor ?x)) </text:p>
      <text:p text:style-name="P5"><text:tab/>(not (elemento (valor 2))) </text:p>
      <text:p text:style-name="P5"><text:tab/>(not (borrando)) </text:p>
      <text:p text:style-name="P5"><text:tab/>(test (&gt; ?x 2)) </text:p>
      <text:p text:style-name="P5">=&gt; </text:p>
      <text:p text:style-name="P5"><text:tab/>(assert (elemento (valor (- ?x 1))))) </text:p>
      <text:p text:style-name="P5">(defrule R3 </text:p>
      <text:p text:style-name="P5"><text:tab/>(declare (salience 15)) </text:p>
      <text:p text:style-name="P5"><text:tab/>?a &lt;- (elemento (valor ?x)) </text:p>
      <text:p text:style-name="P5"><text:tab/>?b &lt;- (elemento (valor ?y)) </text:p>
      <text:p text:style-name="P5"><text:tab/>(test (&gt; ?x ?y)) </text:p>
      <text:p text:style-name="P5">=&gt; </text:p>
      <text:p text:style-name="P5"><text:tab/>(assert (borrando)) </text:p>
      <text:p text:style-name="P5"><text:tab/>(assert (elemento (valor (* ?x ?y)))) </text:p>
      <text:p text:style-name="P5"><text:tab/>(retract ?a) </text:p>
      <text:p text:style-name="P5"><text:tab/>(retract ?b)) </text:p>
      <text:p text:style-name="P3"/>
      <text:p text:style-name="P5">(defrule R4 </text:p>
      <text:p text:style-name="P5"><text:tab/>(declare (salience 30)) </text:p>
      <text:p text:style-name="P5"><text:tab/>?a &lt;- (elemento (valor 0)) </text:p>
      <text:p text:style-name="P5">=&gt; </text:p>
      <text:p text:style-name="P5"><text:tab/>(retract ?a) </text:p>
      <text:p text:style-name="P5"><text:tab/>(assert (elemento (valor 1)))) </text:p>
      <text:p text:style-name="P3"/>
      <text:p text:style-name="P5">(defrule R5 </text:p>
      <text:p text:style-name="P5"><text:tab/>(declare (salience 10)) </text:p>
      <text:p text:style-name="P5"><text:tab/>(inicial ?x) </text:p>
      <text:p text:style-name="P5"><text:tab/>(elemento (valor ?y)) </text:p>
      <text:p text:style-name="P5"><text:tab/>(test (&gt;= ?y 0)) </text:p>
      <text:p text:style-name="P5"><text:soft-page-break/>=&gt; </text:p>
      <text:p text:style-name="P5"><text:tab/>(printout t "OK:" "(" ?x "," ?y ")" crlf) </text:p>
      <text:p text:style-name="P5"><text:tab/>(halt)) </text:p>
      <text:p text:style-name="P5"><text:tab/></text:p>
      <text:p text:style-name="P5">(defrule R6 </text:p>
      <text:p text:style-name="P5"><text:tab/>(declare (salience 1)) </text:p>
      <text:p text:style-name="P5">=&gt; </text:p>
      <text:p text:style-name="P5"><text:tab/>(printout t "ERROR" crlf)) </text:p>
      <text:p text:style-name="P3"/>
      <text:p text:style-name="P5">1. Explica brevemente para qué sirve este programa.</text:p>
      <text:p text:style-name="P5"/>
      <text:p text:style-name="P15">Obtiene el factorial de un número.</text:p>
      <text:p text:style-name="P3"/>
      <text:p text:style-name="P5">2. Ahora carga el programa en CLIPS. Introduce en la base de hechos el hecho (elemento (valor 3)). Ejecuta paso a paso e inspecciona el contenido de la agenda y la base de hechos en cada paso. Asegúrate de que entiendes perfectamente como CLIPS ejecuta el programa antes de pasar a la siguiente cuestión. Si no coincide la ejecución con lo descrito en el apartado anterior, vuelve a describir que hace el programa.</text:p>
      <text:p text:style-name="P3"/>
      <text:p text:style-name="P5">3. Escribe qué saldría por pantalla si ejecutamos cada uno de los comandos: </text:p>
      <text:p text:style-name="P7">CLIPS&gt;(reset) </text:p>
      <text:p text:style-name="P7">CLIPS&gt;(assert (elemento (valor 3))<text:span text:style-name="T11">)</text:span></text:p>
      <text:p text:style-name="P15">&lt;Fact-1&gt;</text:p>
      <text:p text:style-name="P5">CLIPS&gt;(matches R1) </text:p>
      <text:p text:style-name="P15">Matches for Pattern 1</text:p>
      <text:p text:style-name="P15">f-1</text:p>
      <text:p text:style-name="P15">Matches for Pattern 2</text:p>
      <text:p text:style-name="P15">None</text:p>
      <text:p text:style-name="P15">Partial matches for CEs 1 - 2</text:p>
      <text:p text:style-name="P15">f-1,*</text:p>
      <text:p text:style-name="P28">Activations</text:p>
      <text:p text:style-name="P28">f-1,*</text:p>
      <text:p text:style-name="P28">(1 1 1)</text:p>
      <text:p text:style-name="P8">CLIPS&gt;(matches R3)</text:p>
      <text:p text:style-name="P15">Matches for Pattern 1</text:p>
      <text:p text:style-name="P15">f-1</text:p>
      <text:p text:style-name="P15">Matches for Pattern 2</text:p>
      <text:p text:style-name="P15">f-1</text:p>
      <text:p text:style-name="P15">Partial matches for CEs 1 - 2</text:p>
      <text:p text:style-name="P15">None</text:p>
      <text:p text:style-name="P15">Activations</text:p>
      <text:p text:style-name="P15">None</text:p>
      <text:p text:style-name="P15"><text:span text:style-name="T12">(</text:span>2 0 0)</text:p>
      <text:p text:style-name="P5">CLIPS&gt;(matches R6)</text:p>
      <text:p text:style-name="P15">Matches for Pattern 1</text:p>
      <text:p text:style-name="P15"><text:soft-page-break/>*</text:p>
      <text:p text:style-name="P15">Activations</text:p>
      <text:p text:style-name="P15">*</text:p>
      <text:p text:style-name="P15">(1 0 1)</text:p>
      <text:p text:style-name="P3"/>
      <text:p text:style-name="P5">Explica el significado de cada uno de las ejecuciones anteriores del comando matches.</text:p>
      <text:p text:style-name="P5"/>
      <text:p text:style-name="P16"><text:span text:style-name="T12">Para cada regla devuelve los hecho que encajan con cada restricción (Pattern) del lado izquierdo de la regla.</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5T18:02:32.214910445</dc:date>
    <meta:editing-duration>PT1H17M36S</meta:editing-duration>
    <meta:editing-cycles>16</meta:editing-cycles>
    <meta:generator>LibreOffice/6.0.6.2$Linux_X86_64 LibreOffice_project/00m0$Build-2</meta:generator>
    <meta:document-statistic meta:table-count="2" meta:image-count="0" meta:object-count="0" meta:page-count="15" meta:paragraph-count="365" meta:word-count="1933" meta:character-count="11863" meta:non-whitespace-character-count="9896"/>
  </office:meta>
</office:document-meta>
</file>